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0.687916666666667cm"/>
    </style:style>
    <style:style style:name="co15" style:family="table-column">
      <style:table-column-properties fo:break-before="auto" style:column-width="0.926041666666667cm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2.27541666666667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998" table:default-cell-style-name="ce1"/>
        <table:table-column table:style-name="co19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XX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table:style-name="ce6"/>
          <table:table-cell table:style-name="ce7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5" table:formula="of:=SUM([.B3:.F3])" table:style-name="ce8">
            <text:p>15</text:p>
          </table:table-cell>
          <table:table-cell table:number-columns-repeated="2" table:style-name="ce7"/>
          <table:table-cell office:value-type="float" office:value="12" table:style-name="ce7">
            <text:p>12</text:p>
          </table:table-cell>
          <table:table-cell table:number-columns-repeated="2" table:style-name="ce7"/>
          <table:table-cell office:value-type="float" office:value="12" table:formula="of:=SUM([.H3:.L3])" table:style-name="ce8">
            <text:p>12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27" table:formula="of:=SUM([.Y3];[.S3];[.M3];[.G3])" table:style-name="ce9">
            <text:p>2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table:style-name="ce6"/>
          <table:table-cell table:style-name="ce7"/>
          <table:table-cell office:value-type="float" office:value="5" table:style-name="ce7">
            <text:p>5</text:p>
          </table:table-cell>
          <table:table-cell office:value-type="float" office:value="4" table:style-name="ce7">
            <text:p>4</text:p>
          </table:table-cell>
          <table:table-cell office:value-type="float" office:value="5" table:style-name="ce7">
            <text:p>5</text:p>
          </table:table-cell>
          <table:table-cell office:value-type="float" office:value="14" table:formula="of:=SUM([.B4:.F4])" table:style-name="ce8">
            <text:p>14</text:p>
          </table:table-cell>
          <table:table-cell table:number-columns-repeated="2" table:style-name="ce11"/>
          <table:table-cell office:value-type="float" office:value="6" table:style-name="ce11">
            <text:p>6</text:p>
          </table:table-cell>
          <table:table-cell table:style-name="ce11"/>
          <table:table-cell table:style-name="ce7"/>
          <table:table-cell office:value-type="float" office:value="6" table:formula="of:=SUM([.H4:.L4])" table:style-name="ce8">
            <text:p>6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20" table:formula="of:=SUM([.Y4];[.S4];[.M4];[.G4])" table:style-name="ce9">
            <text:p>2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5:.F5])" table:style-name="ce8">
            <text:p>0</text:p>
          </table:table-cell>
          <table:table-cell table:number-columns-repeated="2" table:style-name="ce11"/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0" table:formula="of:=SUM([.Y5];[.S5];[.M5];[.G5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table:number-columns-repeated="2" table:style-name="ce11"/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Y6];[.S6];[.M6];[.G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table:style-name="ce6"/>
          <table:table-cell table:style-name="ce7"/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2" table:formula="of:=SUM([.B7:.F7])" table:style-name="ce8">
            <text:p>2</text:p>
          </table:table-cell>
          <table:table-cell table:number-columns-repeated="2" table:style-name="ce11"/>
          <table:table-cell office:value-type="float" office:value="7" table:style-name="ce11">
            <text:p>7</text:p>
          </table:table-cell>
          <table:table-cell table:style-name="ce11"/>
          <table:table-cell table:style-name="ce7"/>
          <table:table-cell office:value-type="float" office:value="7" table:formula="of:=SUM([.H7:.L7])" table:style-name="ce8">
            <text:p>7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9" table:formula="of:=SUM([.Y7];[.S7];[.M7];[.G7])" table:style-name="ce9">
            <text:p>9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table:style-name="ce6"/>
          <table:table-cell table:style-name="ce7"/>
          <table:table-cell office:value-type="float" office:value="3" table:style-name="ce11">
            <text:p>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" table:formula="of:=SUM([.B8:.F8])" table:style-name="ce8">
            <text:p>3</text:p>
          </table:table-cell>
          <table:table-cell table:number-columns-repeated="2" table:style-name="ce11"/>
          <table:table-cell office:value-type="float" office:value="6" table:style-name="ce11">
            <text:p>6</text:p>
          </table:table-cell>
          <table:table-cell table:style-name="ce11"/>
          <table:table-cell table:style-name="ce7"/>
          <table:table-cell office:value-type="float" office:value="6" table:formula="of:=SUM([.H8:.L8])" table:style-name="ce8">
            <text:p>6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9" table:formula="of:=SUM([.Y8];[.S8];[.M8];[.G8])" table:style-name="ce9">
            <text:p>9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table:style-name="ce6"/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number-columns-repeated="2" table:style-name="ce7"/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Y9];[.S9];[.M9];[.G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table:style-name="ce13"/>
          <table:table-cell table:style-name="ce14"/>
          <table:table-cell office:value-type="float" office:value="5" table:style-name="ce14">
            <text:p>5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7" table:formula="of:=SUM([.B10:.F10])" table:style-name="ce15">
            <text:p>7</text:p>
          </table:table-cell>
          <table:table-cell table:number-columns-repeated="2" table:style-name="ce14"/>
          <table:table-cell office:value-type="float" office:value="5" table:style-name="ce14">
            <text:p>5</text:p>
          </table:table-cell>
          <table:table-cell table:number-columns-repeated="2" table:style-name="ce14"/>
          <table:table-cell office:value-type="float" office:value="5" table:formula="of:=SUM([.H10:.L10])" table:style-name="ce15">
            <text:p>5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12" table:formula="of:=SUM([.Y10];[.S10];[.M10];[.G10])" table:style-name="ce9">
            <text:p>12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0" table:formula="of:=SUM([.B3:.B10])" table:style-name="ce18">
            <text:p>0</text:p>
          </table:table-cell>
          <table:table-cell office:value-type="float" office:value="0" table:formula="of:=SUM([.C3:.C10])" table:style-name="ce19">
            <text:p>0</text:p>
          </table:table-cell>
          <table:table-cell office:value-type="float" office:value="20" table:formula="of:=SUM([.D3:.D10])" table:style-name="ce19">
            <text:p>20</text:p>
          </table:table-cell>
          <table:table-cell office:value-type="float" office:value="11" table:formula="of:=SUM([.E3:.E10])" table:style-name="ce19">
            <text:p>11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41" table:formula="of:=SUM([.G3:.G10])" table:style-name="ce4">
            <text:p>41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36" table:formula="of:=SUM([.J3:.J10])" table:style-name="ce19">
            <text:p>36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36" table:formula="of:=SUM([.M3:.M10])" table:style-name="ce4">
            <text:p>36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77" table:formula="of:=SUM([.Z3:.Z10])" table:style-name="ce21">
            <text:p>77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2" table:style-name="ce7"/>
          <table:table-cell table:number-columns-repeated="16361" table:style-name="ce1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  <table:table table:name="Hoja2" table:style-name="ta2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Hoja3" table:style-name="ta2">
        <table:table-column table:style-name="co17" table:default-cell-style-name="ce1"/>
        <table:table-column table:style-name="co18" table:number-columns-repeated="1023" table:default-cell-style-name="ce1"/>
        <table:table-column table:style-name="co19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Federico Aguilera</dc:creator>
    <meta:creation-date>2013-08-23T13:53:05Z</meta:creation-date>
    <dc:date>2018-10-02T14:06:37Z</dc:date>
    <meta:editing-cycles>3</meta:editing-cycles>
    <meta:editing-duration>PT359S</meta:editing-duration>
  </office:meta>
</office:document-meta>
</file>